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4.3815cm"/>
    </style:style>
    <style:style style:name="co2" style:family="table-column">
      <style:table-column-properties fo:break-before="auto" style:column-width="4.14866666666667cm"/>
    </style:style>
    <style:style style:name="co3" style:family="table-column">
      <style:table-column-properties fo:break-before="auto" style:column-width="4.0005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4.04283333333333cm"/>
    </style:style>
    <style:style style:name="co7" style:family="table-column">
      <style:table-column-properties fo:break-before="auto" style:column-width="3.57716666666667cm"/>
    </style:style>
    <style:style style:name="co8" style:family="table-column">
      <style:table-column-properties fo:break-before="auto" style:column-width="2.243666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number-columns-repeated="15361" table:default-cell-style-name="ce1"/>
        <table:table-row table:style-name="ro1">
          <table:table-cell office:value-type="string" table:style-name="ce1">
            <text:p>Instrucciones</text:p>
          </table:table-cell>
          <table:table-cell office:value-type="string" table:style-name="ce1">
            <text:p>Añade tu nombre y tu equipo. He añadido los de los profesores como ejemplo.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1">
            <text:p>Equipo</text:p>
          </table:table-cell>
          <table:table-cell office:value-type="string" table:style-name="ce2">
            <text:p>Nombre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1">
            <text:p>Profesores 2016-17</text:p>
          </table:table-cell>
          <table:table-cell office:value-type="string" table:style-name="ce1">
            <text:p>Rubén Béj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fesores 2016-17</text:p>
          </table:table-cell>
          <table:table-cell office:value-type="string" table:style-name="ce1">
            <text:p>Javier Lacas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fesores 2016-17</text:p>
          </table:table-cell>
          <table:table-cell office:value-type="string" table:style-name="ce1">
            <text:p>F. Javier Zarazaga-Sori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Luis Fueris Martín (leviathan2701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Juan José Gómez Rodríguez (jjgr3496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Iván Santamaría (ivsm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Isak Edo Vivancos(Isakon12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Enrique Palacin (kikcillo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Adrián Crespo Miguel (adricres96)</text:p>
          </table:table-cell>
          <table:table-cell table:number-columns-repeated="2" table:style-name="ce1"/>
          <table:table-cell table:style-name="ce4"/>
          <table:table-cell table:number-columns-repeated="16379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Miguel Crespo Castaño (xewir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David Fustero Palacios(fiusa8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Xian Pan (DreamaerD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Jorge Martínez Romanos (jmroman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David Abián Murillo (davidabia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Iván Escuín Gonzále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Hector Ninian Herrmann Triviño (HNHerrman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Daniel Martinez Martine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David Mañas Vidorre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Yolanda Sánchez Ariznavarre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Javier González Galindo (gonzakick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Pablo Luesia Lahoz (698387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Laura Oliva Maza (LauraOliv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Daniel Martín Serrano (LegenDanny24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Jorge Yagüe Martínez (698976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Rubén Langarita Benítez (zory9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Jorge Chato Astrain (651348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Miguel Bolsa Marquina (698749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Ángel Poc López (696295, muxitox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Álvaro Fuentemilla Martínez(699678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ace Hopper</text:p>
          </table:table-cell>
          <table:table-cell office:value-type="string" table:style-name="ce1">
            <text:p>Victor Delgado Alejandre(699701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ace Hopper</text:p>
          </table:table-cell>
          <table:table-cell office:value-type="string" table:style-name="ce1">
            <text:p>David Márquez Calavia (700940)</text:p>
          </table:table-cell>
          <table:table-cell table:number-columns-repeated="16382"/>
        </table:table-row>
        <table:table-row table:number-rows-repeated="4" table:style-name="ro1">
          <table:table-cell table:style-name="ce2"/>
          <table:table-cell table:number-columns-repeated="16383" table:style-name="ce1"/>
        </table:table-row>
        <table:table-row table:number-rows-repeated="1048537" table:style-name="ro2">
          <table:table-cell table:number-columns-repeated="16384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meta:initial-creator>Victor</meta:initial-creator>
    <dc:creator>David Márquez</dc:creator>
    <meta:creation-date>2017-03-02T13:10:56Z</meta:creation-date>
    <dc:date>2017-03-15T10:51:46Z</dc:date>
    <meta:editing-cycles>10</meta:editing-cycles>
    <meta:editing-duration>PT296S</meta:editing-duration>
    <meta:user-defined meta:name="Info 1"/>
    <meta:user-defined meta:name="Info 2"/>
    <meta:user-defined meta:name="Info 3"/>
    <meta:user-defined meta:name="Info 4"/>
  </office:meta>
</office:document-meta>
</file>